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487" officeooo:paragraph-rsid="00167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ault data in: ADU per detector unit (pixel)</text:p>
      <text:p text:style-name="P1">as in python.xarray: provide dimension names and attributes, coordinates to provide discrete points for values</text:p>
      <text:p text:style-name="P1"><text:tab/>data is xarray.DataArray; values have (numerical) type and name. “Standardized” names like ADU etc, or put into attributes?</text:p>
      <text:p text:style-name="P1"><text:tab/>data lives on dimensions (at least 0) with na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5.6.2$Linux_X86_64 LibreOffice_project/50$Build-2</meta:generator>
    <meta:editing-cycles>0</meta:editing-cycles>
    <meta:editing-duration>P0D</meta:editing-duration>
    <meta:document-statistic meta:table-count="0" meta:image-count="0" meta:object-count="0" meta:page-count="1" meta:paragraph-count="4" meta:word-count="50" meta:character-count="328" meta:non-whitespace-character-count="280"/>
  </office:meta>
</office:document-meta>
</file>